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VM">
      <style:graphic-properties draw:textarea-vertical-align="middle" draw:auto-grow-height="false"/>
    </style:style>
    <style:style style:name="gr2" style:family="graphic" style:parent-style-name="standard">
      <style:graphic-properties draw:stroke="none" svg:stroke-color="#ffffff" draw:fill="solid" draw:fill-color="#729fcf" draw:textarea-horizontal-align="justify" draw:textarea-vertical-align="middle" draw:auto-grow-height="false"/>
    </style:style>
    <style:style style:name="gr3" style:family="graphic" style:parent-style-name="Transparent">
      <style:graphic-properties draw:textarea-vertical-align="middle" draw:auto-grow-height="false"/>
    </style:style>
    <style:style style:name="gr4" style:family="graphic" style:parent-style-name="Transparent">
      <style:graphic-properties draw:stroke="none" draw:textarea-vertical-align="middle" draw:auto-grow-height="false"/>
    </style:style>
    <style:style style:name="gr5" style:family="graphic" style:parent-style-name="standard">
      <style:graphic-properties draw:stroke="none" svg:stroke-color="#ffffff" draw:fill="solid" draw:fill-color="#729fcf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VM">
      <style:graphic-properties draw:textarea-vertical-align="middle" draw:auto-grow-height="false"/>
    </style:style>
    <style:style style:name="gr8" style:family="graphic" style:parent-style-name="Transparent">
      <style:graphic-properties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288cm" svg:height="10.668cm" svg:x="1.716cm" svg:y="6.716cm">
          <text:p text:style-name="P1">V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526cm" svg:height="2.286cm" svg:x="2.097cm" svg:y="7.097cm">
          <text:p text:style-name="P1">GUI/Web Interfa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2.286cm" svg:x="2.097cm" svg:y="9.637cm">
          <text:p text:style-name="P1">Tutorial/</text:p>
          <text:p text:style-name="P1">FAQ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2.286cm" svg:x="5.907cm" svg:y="9.637cm">
          <text:p text:style-name="P1">Model</text:p>
          <text:p text:style-name="P1">Catalo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2.286cm" svg:x="9.717cm" svg:y="9.637cm">
          <text:p text:style-name="P1">User</text:p>
          <text:p text:style-name="P1">Profi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2.286cm" svg:x="13.527cm" svg:y="9.637cm">
          <text:p text:style-name="P1">Foru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2.286cm" svg:x="17.337cm" svg:y="9.637cm">
          <text:p text:style-name="P1">New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526cm" svg:height="2.286cm" svg:x="2.097cm" svg:y="12.177cm"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32cm" svg:height="2.286cm" svg:x="8.574cm" svg:y="9.637cm">
          <text:p text:style-name="P1">Store</text:p>
          <text:p text:style-name="P1">Fron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366cm" svg:height="2.286cm" svg:x="2.097cm" svg:y="14.717cm">
          <text:p text:style-name="P1">Crawl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096cm" svg:height="2.286cm" svg:x="13.527cm" svg:y="14.717cm">
          <text:p text:style-name="P1">Registra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56cm" svg:height="2.286cm" svg:x="9.717cm" svg:y="14.717cm">
          <text:p text:style-name="P1">Paymen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635cm" svg:x="1.97cm" svg:y="18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635cm" svg:height="0.635cm" svg:x="1.97cm" svg:y="19.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5cm" svg:height="0.635cm" svg:x="1.97cm" svg:y="20.94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2.225cm" svg:height="0.725cm" svg:x="2.432cm" svg:y="18.354cm">
          <draw:text-box>
            <text:p>Required</text:p>
          </draw:text-box>
        </draw:frame>
        <draw:frame draw:style-name="gr9" draw:layer="layout" svg:width="3.076cm" svg:height="0.725cm" svg:x="2.459cm" svg:y="19.597cm">
          <draw:text-box>
            <text:p>Server Scope</text:p>
          </draw:text-box>
        </draw:frame>
        <draw:frame draw:style-name="gr9" draw:layer="layout" svg:width="2.085cm" svg:height="0.725cm" svg:x="2.486cm" svg:y="20.867cm">
          <draw:text-box>
            <text:p>Option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3465af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ransparent" style:family="graphic" style:parent-style-name="standard">
      <style:graphic-properties draw:stroke="none" draw:fill-color="#ff0000" draw:opacity="10%" draw:shadow="hidden" draw:shadow-opacity="10%"/>
    </style:style>
    <style:style style:name="VM" style:family="graphic">
      <style:graphic-properties draw:fill-color="#00ff00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7T12:18:00.534315569</meta:creation-date>
    <meta:generator>LibreOffice/4.1.4.2$Linux_X86_64 LibreOffice_project/410m0$Build-2</meta:generator>
    <dc:date>2014-01-27T13:00:18.282788451</dc:date>
    <meta:editing-duration>PT32M5S</meta:editing-duration>
    <meta:editing-cycles>6</meta:editing-cycles>
    <meta:document-statistic meta:object-count="18"/>
  </office:meta>
</office:document-meta>
</file>